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4.068cm" fo:min-width="15.248cm"/>
    </style:style>
    <style:style style:name="gr2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5.211cm" fo:min-width="15.248cm"/>
    </style:style>
    <style:style style:name="gr3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1.655cm" fo:min-width="15.248cm"/>
    </style:style>
    <style:style style:name="gr4" style:family="graphic" style:parent-style-name="standard">
      <style:graphic-properties draw:textarea-horizontal-align="justify" draw:textarea-vertical-align="middle" draw:auto-grow-height="false" fo:min-height="2.196cm" fo:min-width="0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4.318cm" svg:x="2.524cm" svg:y="20.539cm">
          <text:p text:style-name="P1">Data Layer </text:p>
          <text:p text:style-name="P1"><text:span text:style-name="T1">p</text:span><text:span text:style-name="T1">r</text:span><text:span text:style-name="T1">e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_</text:span><text:span text:style-name="T1">d</text:span><text:span text:style-name="T1">a</text:span><text:span text:style-name="T1">t</text:span><text:span text:style-name="T1">a</text:span><text:span text:style-name="T1">.</text:span><text:span text:style-name="T1">p</text:span><text:span text:style-name="T1">y</text:span></text:p>
          <text:p text:style-name="P1"><text:span text:style-name="T2">M</text:span><text:span text:style-name="T2">y</text:span><text:span text:style-name="T2">D</text:span><text:span text:style-name="T2">a</text:span><text:span text:style-name="T2">t</text:span><text:span text:style-name="T2">a</text:span><text:span text:style-name="T2">.c</text:span><text:span text:style-name="T2">s</text:span><text:span text:style-name="T2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748cm" svg:height="4.318cm" svg:x="2.551cm" svg:y="1.762cm">
          <text:p text:style-name="P1">Presentation Layer</text:p>
          <text:p text:style-name="P1"><text:span text:style-name="T1">endpoint.py</text:span></text:p>
          <text:p text:style-name="P1"><text:span text:style-name="T3">endpoint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5.748cm" svg:height="5.461cm" svg:x="2.397cm" svg:y="8.366cm">
          <text:p text:style-name="P1">Business Layer</text:p>
          <text:p text:style-name="P1"><text:span text:style-name="T1">network_cla</text:span><text:span text:style-name="T1">ss.py</text:span></text:p>
          <text:p text:style-name="P1"><text:span text:style-name="T1">optimization</text:span><text:span text:style-name="T1">.py</text:span></text:p>
          <text:p text:style-name="P1"><text:span text:style-name="T3">test_network_cl</text:span><text:span text:style-name="T3">ass.p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748cm" svg:height="1.905cm" svg:x="2.397cm" svg:y="16.113cm">
          <text:p text:style-name="P1">Persistence Layer</text:p>
          <text:p text:style-name="P1"><text:span text:style-name="T1">persistence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54cm" svg:height="2.794cm" svg:x="12.774cm" svg:y="5.9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254cm" svg:height="2.794cm" svg:x="7.287cm" svg:y="5.907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3.148cm" svg:height="0.807cm" svg:x="8.62cm" svg:y="7.005cm">
          <draw:text-box>
            <text:p><text:span text:style-name="T1">d</text:span><text:span text:style-name="T1">e</text:span><text:span text:style-name="T1">l</text:span><text:span text:style-name="T1">e</text:span><text:span text:style-name="T1">g</text:span><text:span text:style-name="T1">a</text:span><text:span text:style-name="T1">t</text:span><text:span text:style-name="T1">e</text:span><text:span text:style-name="T1">.</text:span><text:span text:style-name="T1">p</text:span><text:span text:style-name="T1">y</text:span></text:p>
          </draw:text-box>
        </draw:frame>
        <draw:custom-shape draw:style-name="gr4" draw:text-style-name="P1" draw:layer="layout" svg:width="0.254cm" svg:height="2.794cm" svg:x="12.655cm" svg:y="13.44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254cm" svg:height="2.794cm" svg:x="7.168cm" svg:y="13.44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254cm" svg:height="2.794cm" svg:x="12.766cm" svg:y="17.899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254cm" svg:height="2.794cm" svg:x="7.279cm" svg:y="17.899cm">
          <text:p/>
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2T21:23:43.409407374</meta:creation-date>
    <dc:date>2020-02-10T16:22:09.507179643</dc:date>
    <meta:editing-duration>PT14M9S</meta:editing-duration>
    <meta:editing-cycles>9</meta:editing-cycles>
    <meta:generator>LibreOffice/6.0.7.3$Linux_X86_64 LibreOffice_project/00m0$Build-3</meta:generator>
    <meta:document-statistic meta:object-count="11"/>
  </office:meta>
</office:document-meta>
</file>